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EAC46C81.png" manifest:media-type="image/png"/>
  <manifest:file-entry manifest:full-path="Pictures/1000000000000780000004386645528B.png" manifest:media-type="image/png"/>
  <manifest:file-entry manifest:full-path="Pictures/100000000000078000000438E73F5758.png" manifest:media-type="image/png"/>
  <manifest:file-entry manifest:full-path="Pictures/100000000000078000000438B750BA15.png" manifest:media-type="image/png"/>
  <manifest:file-entry manifest:full-path="Pictures/1000000000000780000004381427B6D9.png" manifest:media-type="image/png"/>
  <manifest:file-entry manifest:full-path="Pictures/1000000000000780000004381D2D288E.png" manifest:media-type="image/png"/>
  <manifest:file-entry manifest:full-path="Pictures/100000000000078000000438CF31E611.png" manifest:media-type="image/png"/>
  <manifest:file-entry manifest:full-path="Pictures/1000000000000780000004388147CDE7.png" manifest:media-type="image/png"/>
  <manifest:file-entry manifest:full-path="Pictures/100000000000078000000438EF85B383.png" manifest:media-type="image/png"/>
  <manifest:file-entry manifest:full-path="Pictures/10000000000007800000043886CE23E7.png" manifest:media-type="image/png"/>
  <manifest:file-entry manifest:full-path="Pictures/10000000000007800000043829BC3B2F.png" manifest:media-type="image/png"/>
  <manifest:file-entry manifest:full-path="Pictures/100000000000078000000438562CE99D.png" manifest:media-type="image/png"/>
  <manifest:file-entry manifest:full-path="Pictures/10000000000007800000043867FD54B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.075cm" svg:y="0.026cm">
          <draw:image xlink:href="Pictures/10000000000007800000043867FD54B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.075cm" svg:y="0.026cm">
          <draw:image xlink:href="Pictures/10000000000007800000043886CE23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.075cm" svg:y="0.026cm">
          <draw:image xlink:href="Pictures/100000000000078000000438562CE99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.075cm" svg:y="0.026cm">
          <draw:image xlink:href="Pictures/1000000000000780000004388147CD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.075cm" svg:y="0.026cm">
          <draw:image xlink:href="Pictures/100000000000078000000438CF31E61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.075cm" svg:y="0.026cm">
          <draw:image xlink:href="Pictures/1000000000000780000004381D2D288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.075cm" svg:y="0.026cm">
          <draw:image xlink:href="Pictures/100000000000078000000438B750BA1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.075cm" svg:y="0.026cm">
          <draw:image xlink:href="Pictures/1000000000000780000004381427B6D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.075cm" svg:y="0.026cm">
          <draw:image xlink:href="Pictures/1000000000000780000004386645528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.075cm" svg:y="0.026cm">
          <draw:image xlink:href="Pictures/100000000000078000000438E73F575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.075cm" svg:y="0.026cm">
          <draw:image xlink:href="Pictures/100000000000078000000438EF85B38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.075cm" svg:y="0.026cm">
          <draw:image xlink:href="Pictures/10000000000007800000043829BC3B2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.075cm" svg:y="0.026cm">
          <draw:image xlink:href="Pictures/100000000000078000000438EAC46C8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2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2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2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2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2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2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2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2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2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3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3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3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3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3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3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3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3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3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3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4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4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4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4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4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4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4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4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4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4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5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5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5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5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5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5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5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5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5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5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6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6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.075cm" svg:y="0.026cm">
          <draw:image xlink:href="Pictures/10000000000007800000043867FD54B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6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6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6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6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6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6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6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7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7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7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7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7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7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7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7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7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7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8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8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8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8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8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8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8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8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8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8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9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9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9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9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9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9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9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9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9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9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0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0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0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0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0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0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0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0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0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0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1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1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2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2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12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6:53:48.922048570</meta:creation-date>
    <meta:generator>LibreOffice/24.2.7.2$Linux_X86_64 LibreOffice_project/420$Build-2</meta:generator>
    <dc:date>2026-01-13T23:04:28.672452156</dc:date>
    <meta:editing-duration>PT37M36S</meta:editing-duration>
    <meta:editing-cycles>1</meta:editing-cycles>
    <meta:document-statistic meta:object-count="279"/>
  </office:meta>
</office:document-meta>
</file>